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INEA &amp; TECNOLOGIA GRAFICA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4484186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543817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UERRERO GUILLEN, HELBER JOH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016377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543817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54184186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18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09/2021</text:p>
          </table:table-cell>
          <table:table-cell table:style-name="Tabla2.A3" office:value-type="string">
            <text:p text:style-name="P22">121691</text:p>
          </table:table-cell>
          <table:table-cell table:style-name="Tabla2.D3" office:value-type="string">
            <text:p text:style-name="P23">18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9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0:58:4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